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9333in" fo:margin-left="0.4417in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5625in"/>
    </style:style>
    <style:style style:name="Table1.D" style:family="table-column">
      <style:table-column-properties style:column-width="0.5in"/>
    </style:style>
    <style:style style:name="Table1.F" style:family="table-column">
      <style:table-column-properties style:column-width="0.5583in"/>
    </style:style>
    <style:style style:name="Table1.A1" style:family="table-cell">
      <style:table-cell-properties fo:padding="0.0382in" fo:border-left="none" fo:border-right="0.5pt solid #000000" fo:border-top="none" fo:border-bottom="none" style:writing-mode="page"/>
    </style:style>
    <style:style style:name="Table1.B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F1" style:family="table-cell">
      <style:table-cell-properties fo:padding="0.0382in" fo:border="0.5pt solid #000000" style:writing-mode="page"/>
    </style:style>
    <style:style style:name="Table1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Preformatted_20_Text">
      <style:text-properties officeooo:rsid="001d44a3" officeooo:paragraph-rsid="001d44a3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Standard">
      <style:text-properties officeooo:rsid="001c6812" officeooo:paragraph-rsid="001c6812"/>
    </style:style>
    <style:style style:name="P4" style:family="paragraph" style:parent-style-name="Standard">
      <style:text-properties officeooo:rsid="001d44a3" officeooo:paragraph-rsid="001d44a3"/>
    </style:style>
    <style:style style:name="P5" style:family="paragraph" style:parent-style-name="Standard">
      <style:text-properties officeooo:rsid="001d44a3" officeooo:paragraph-rsid="00206f17"/>
    </style:style>
    <style:style style:name="P6" style:family="paragraph" style:parent-style-name="Standard">
      <style:text-properties officeooo:rsid="001e3d75" officeooo:paragraph-rsid="001e3d75"/>
    </style:style>
    <style:style style:name="P7" style:family="paragraph" style:parent-style-name="Standard">
      <style:text-properties officeooo:rsid="001e3d75" officeooo:paragraph-rsid="001edf3c"/>
    </style:style>
    <style:style style:name="P8" style:family="paragraph" style:parent-style-name="Standard">
      <style:text-properties officeooo:rsid="001edf3c" officeooo:paragraph-rsid="001edf3c"/>
    </style:style>
    <style:style style:name="P9" style:family="paragraph" style:parent-style-name="Standard">
      <style:text-properties officeooo:rsid="001edf3c" officeooo:paragraph-rsid="00206f17"/>
    </style:style>
    <style:style style:name="P10" style:family="paragraph" style:parent-style-name="Standard">
      <style:text-properties officeooo:rsid="00206f17" officeooo:paragraph-rsid="001c6812"/>
    </style:style>
    <style:style style:name="P11" style:family="paragraph" style:parent-style-name="Standard">
      <style:text-properties officeooo:rsid="00206f17" officeooo:paragraph-rsid="00206f17"/>
    </style:style>
    <style:style style:name="P12" style:family="paragraph" style:parent-style-name="Table_20_Contents">
      <style:text-properties fo:color="#ff0000" officeooo:rsid="001c6812" officeooo:paragraph-rsid="001c6812"/>
    </style:style>
    <style:style style:name="P13" style:family="paragraph" style:parent-style-name="Table_20_Contents">
      <style:text-properties officeooo:rsid="001c6812" officeooo:paragraph-rsid="001c6812"/>
    </style:style>
    <style:style style:name="P14" style:family="paragraph" style:parent-style-name="Heading_20_3">
      <style:text-properties fo:color="#729fcf"/>
    </style:style>
    <style:style style:name="P15" style:family="paragraph" style:parent-style-name="Preformatted_20_Text">
      <style:text-properties officeooo:rsid="001d44a3" officeooo:paragraph-rsid="0023dc0a"/>
    </style:style>
    <style:style style:name="P16" style:family="paragraph" style:parent-style-name="Preformatted_20_Text">
      <style:text-properties officeooo:paragraph-rsid="0023dc0a"/>
    </style:style>
    <style:style style:name="P17" style:family="paragraph" style:parent-style-name="Standard">
      <style:text-properties officeooo:rsid="001c6812" officeooo:paragraph-rsid="001c6812"/>
    </style:style>
    <style:style style:name="P18" style:family="paragraph" style:parent-style-name="Standard">
      <style:text-properties officeooo:rsid="001d44a3" officeooo:paragraph-rsid="001d44a3"/>
    </style:style>
    <style:style style:name="P19" style:family="paragraph" style:parent-style-name="Standard">
      <style:text-properties fo:color="#ff0000" officeooo:rsid="001d44a3" officeooo:paragraph-rsid="001d44a3"/>
    </style:style>
    <style:style style:name="P20" style:family="paragraph" style:parent-style-name="Standard">
      <style:text-properties fo:color="#ff0000" officeooo:rsid="001e3d75" officeooo:paragraph-rsid="001e3d75"/>
    </style:style>
    <style:style style:name="P21" style:family="paragraph" style:parent-style-name="Standard">
      <style:text-properties fo:color="#ff0000" officeooo:rsid="001edf3c" officeooo:paragraph-rsid="001edf3c"/>
    </style:style>
    <style:style style:name="P22" style:family="paragraph" style:parent-style-name="Standard">
      <style:text-properties fo:color="#ff0000" officeooo:rsid="0023dc0a" officeooo:paragraph-rsid="0023dc0a"/>
    </style:style>
    <style:style style:name="P23" style:family="paragraph" style:parent-style-name="Standard">
      <style:text-properties officeooo:rsid="001e3d75" officeooo:paragraph-rsid="001e3d75"/>
    </style:style>
    <style:style style:name="P24" style:family="paragraph" style:parent-style-name="Standard">
      <style:paragraph-properties fo:padding="0.0201in" fo:border="0.06pt solid #ffa6a6" style:shadow="#ffd7d7 0.0693in 0.0693in"/>
      <style:text-properties officeooo:rsid="001c6812" officeooo:paragraph-rsid="001c6812"/>
    </style:style>
    <style:style style:name="P25" style:family="paragraph" style:parent-style-name="Standard">
      <style:paragraph-properties fo:padding="0.0201in" fo:border="0.06pt solid #ffa6a6" style:shadow="#ffd7d7 0.0693in 0.0693in"/>
      <style:text-properties officeooo:rsid="001edf3c" officeooo:paragraph-rsid="001edf3c"/>
    </style:style>
    <style:style style:name="P26" style:family="paragraph" style:parent-style-name="Standard">
      <style:paragraph-properties fo:padding="0.0201in" fo:border="0.06pt solid #ffa6a6" style:shadow="#ffd7d7 0.0693in 0.0693in"/>
      <style:text-properties officeooo:rsid="001edf3c" officeooo:paragraph-rsid="00206f17"/>
    </style:style>
    <style:style style:name="P27" style:family="paragraph" style:parent-style-name="Standard">
      <style:paragraph-properties fo:padding="0.0201in" fo:border="0.06pt solid #ffa6a6" style:shadow="#ffd7d7 0.0693in 0.0693in"/>
      <style:text-properties officeooo:rsid="001e3d75" officeooo:paragraph-rsid="001e3d75"/>
    </style:style>
    <style:style style:name="P28" style:family="paragraph" style:parent-style-name="Standard">
      <style:paragraph-properties fo:padding="0.0201in" fo:border="0.06pt solid #ffa6a6" style:shadow="#ffd7d7 0.0693in 0.0693in"/>
      <style:text-properties officeooo:rsid="00206f17" officeooo:paragraph-rsid="00206f17"/>
    </style:style>
    <style:style style:name="P29" style:family="paragraph" style:parent-style-name="Standard">
      <style:paragraph-properties fo:padding="0.0201in" fo:border="0.06pt solid #ffa6a6" style:shadow="#ffd7d7 0.0693in 0.0693in"/>
      <style:text-properties fo:color="#ff0000" officeooo:rsid="001edf3c" officeooo:paragraph-rsid="001edf3c"/>
    </style:style>
    <style:style style:name="T1" style:family="text">
      <style:text-properties officeooo:rsid="001d44a3"/>
    </style:style>
    <style:style style:name="T2" style:family="text">
      <style:text-properties officeooo:rsid="00206f17"/>
    </style:style>
    <style:style style:name="T3" style:family="text">
      <style:text-properties officeooo:rsid="0023dc0a"/>
    </style:style>
    <style:style style:name="T4" style:family="text">
      <style:text-properties fo:color="#ff0000"/>
    </style:style>
    <style:style style:name="T5" style:family="text">
      <style:text-properties fo:color="#ff0000" officeooo:rsid="001d44a3"/>
    </style:style>
    <style:style style:name="T6" style:family="text">
      <style:text-properties fo:color="#ff0000" officeooo:rsid="0023dc0a"/>
    </style:style>
    <style:style style:name="T7" style:family="text">
      <style:text-properties fo:color="#ff0000" style:font-name="Liberation Mono" fo:font-size="10pt" officeooo:rsid="0023dc0a" style:font-name-asian="Noto Sans Mono CJK SC" style:font-size-asian="10pt" style:font-name-complex="Liberation Mono" style:font-size-complex="10pt"/>
    </style:style>
    <style:style style:name="T8" style:family="text">
      <style:text-properties style:font-name="Liberation Mono" fo:font-size="10pt" officeooo:rsid="0023dc0a" style:font-name-asian="Noto Sans Mono CJK SC" style:font-size-asian="10pt" style:font-name-complex="Liberation Mono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3"><text:span text:style-name="T3">Day 19 - </text:span>Arrays and Strings</text:h>
      <text:p text:style-name="P3"/>
      <text:p text:style-name="P3">“Crazy Day!”</text:p>
      <text:p text:style-name="P3"/>
      <text:p text:style-name="P4">string greetings1, greetings2;</text:p>
      <text:p text:style-name="P3">cin &gt;&gt; greetings1 &gt;&gt; greetings2; </text:p>
      <text:p text:style-name="P3"/>
      <text:p text:style-name="P3"/>
      <table:table table:name="Table1" table:style-name="Table1">
        <table:table-column table:style-name="Table1.A"/>
        <table:table-column table:style-name="Table1.B" table:number-columns-repeated="2"/>
        <table:table-column table:style-name="Table1.D" table:number-columns-repeated="2"/>
        <table:table-column table:style-name="Table1.F"/>
        <table:table-row table:style-name="TableLine94202811764816">
          <table:table-cell table:style-name="Table1.A1" office:value-type="string">
            <text:p text:style-name="P13">greetings1</text:p>
          </table:table-cell>
          <table:table-cell table:style-name="Table1.B1" office:value-type="string">
            <text:p text:style-name="P12">C</text:p>
          </table:table-cell>
          <table:table-cell table:style-name="Table1.B1" office:value-type="string">
            <text:p text:style-name="P12">r</text:p>
          </table:table-cell>
          <table:table-cell table:style-name="Table1.B1" office:value-type="string">
            <text:p text:style-name="P12">a</text:p>
          </table:table-cell>
          <table:table-cell table:style-name="Table1.B1" office:value-type="string">
            <text:p text:style-name="P12">z</text:p>
          </table:table-cell>
          <table:table-cell table:style-name="Table1.F1" office:value-type="string">
            <text:p text:style-name="P12">y</text:p>
          </table:table-cell>
        </table:table-row>
        <table:table-row table:style-name="TableLine94202811826032">
          <table:table-cell table:style-name="Table1.A1" office:value-type="string">
            <text:p text:style-name="P13">greetings2</text:p>
          </table:table-cell>
          <table:table-cell table:style-name="Table1.B2" office:value-type="string">
            <text:p text:style-name="P12">D</text:p>
          </table:table-cell>
          <table:table-cell table:style-name="Table1.B2" office:value-type="string">
            <text:p text:style-name="P12">a</text:p>
          </table:table-cell>
          <table:table-cell table:style-name="Table1.B2" office:value-type="string">
            <text:p text:style-name="P12">y</text:p>
          </table:table-cell>
          <table:table-cell table:style-name="Table1.B2" office:value-type="string">
            <text:p text:style-name="P12">!</text:p>
          </table:table-cell>
          <table:table-cell table:style-name="Table1.F2" office:value-type="string">
            <text:p text:style-name="P12"/>
          </table:table-cell>
        </table:table-row>
      </table:table>
      <text:p text:style-name="P3"/>
      <text:p text:style-name="P3"/>
      <text:p text:style-name="P4">How could one print the greetings with all capitalized letters?</text:p>
      <text:p text:style-name="P19"/>
      <text:p text:style-name="P1"><text:bookmark text:name="cb3-1"/><text:span text:style-name="Source_20_Text"><text:span text:style-name="T4">for(int i = 0; i &lt; greetings1.length(); i++)</text:span></text:span></text:p>
      <text:p text:style-name="Preformatted_20_Text"><text:bookmark text:name="cb3-2"/><text:span text:style-name="Source_20_Text"><text:span text:style-name="T4"><text:s text:c="2"/>if ('a' &lt;= </text:span></text:span><text:span text:style-name="Source_20_Text"><text:span text:style-name="T5">greetings1</text:span></text:span><text:span text:style-name="Source_20_Text"><text:span text:style-name="T4">[i] &amp;&amp; </text:span></text:span><text:span text:style-name="Source_20_Text"><text:span text:style-name="T5">greetings</text:span></text:span><text:span text:style-name="Source_20_Text"><text:span text:style-name="T6">1</text:span></text:span><text:span text:style-name="Source_20_Text"><text:span text:style-name="T4">[i] &lt;= 'z')</text:span></text:span></text:p>
      <text:p text:style-name="Preformatted_20_Text"><text:bookmark text:name="cb3-3"/><text:span text:style-name="Source_20_Text"><text:span text:style-name="T4"><text:s text:c="4"/>cout &lt;&lt; char(</text:span></text:span><text:span text:style-name="Source_20_Text"><text:span text:style-name="T5">greetings1</text:span></text:span><text:span text:style-name="Source_20_Text"><text:span text:style-name="T4">[i] - ('a' - 'A'));</text:span></text:span></text:p>
      <text:p text:style-name="Preformatted_20_Text"><text:bookmark text:name="cb3-4"/><text:span text:style-name="Source_20_Text"><text:span text:style-name="T4"><text:s text:c="2"/>else</text:span></text:span></text:p>
      <text:p text:style-name="P2"><text:bookmark text:name="cb3-5"/><text:span text:style-name="Source_20_Text"><text:span text:style-name="T4"><text:s text:c="4"/>cout &lt;&lt; </text:span></text:span><text:span text:style-name="Source_20_Text"><text:span text:style-name="T5">greetings1</text:span></text:span><text:span text:style-name="Source_20_Text"><text:span text:style-name="T4">[i];</text:span></text:span></text:p>
      <text:p text:style-name="P20"/>
      <text:p text:style-name="P6"/>
      <text:p text:style-name="P6">What do you think occurs if you index the string with a negative number?</text:p>
      <text:p text:style-name="P6"/>
      <text:p text:style-name="P6"/>
      <text:p text:style-name="P6"/>
      <text:p text:style-name="P6"/>
      <text:p text:style-name="P7">How could one actually change greetings1 to be all capital letters?</text:p>
      <text:p text:style-name="P15"><text:span text:style-name="Source_20_Text"><text:span text:style-name="T4"/></text:span></text:p>
      <text:p text:style-name="P15"><text:span text:style-name="Source_20_Text"><text:span text:style-name="T4">for(int i = 0; i &lt; greetings1.length(); i++)</text:span></text:span></text:p>
      <text:p text:style-name="P16"><text:bookmark text:name="cb3-21"/><text:span text:style-name="Source_20_Text"><text:span text:style-name="T4"><text:s text:c="2"/>if ('a' &lt;= </text:span></text:span><text:span text:style-name="Source_20_Text"><text:span text:style-name="T5">greetings1</text:span></text:span><text:span text:style-name="Source_20_Text"><text:span text:style-name="T4">[i] &amp;&amp; </text:span></text:span><text:span text:style-name="Source_20_Text"><text:span text:style-name="T5">greetings</text:span></text:span><text:span text:style-name="Source_20_Text"><text:span text:style-name="T6">1</text:span></text:span><text:span text:style-name="Source_20_Text"><text:span text:style-name="T4">[i] &lt;= 'z')</text:span></text:span></text:p>
      <text:p text:style-name="P16"><text:bookmark text:name="cb3-31"/><text:span text:style-name="Source_20_Text"><text:span text:style-name="T4"><text:s text:c="4"/></text:span></text:span><text:span text:style-name="Source_20_Text"><text:span text:style-name="T6">greetings1[i] =</text:span></text:span><text:span text:style-name="Source_20_Text"><text:span text:style-name="T4"> char(</text:span></text:span><text:span text:style-name="Source_20_Text"><text:span text:style-name="T5">greetings1</text:span></text:span><text:span text:style-name="Source_20_Text"><text:span text:style-name="T4">[i] - ('a' - 'A'));</text:span></text:span></text:p>
      <text:p text:style-name="P16"><text:bookmark text:name="cb3-41"/><text:span text:style-name="Source_20_Text"><text:span text:style-name="T4"><text:s/></text:span></text:span></text:p>
      <text:p text:style-name="P7"/>
      <text:p text:style-name="P7"/>
      <text:p text:style-name="P4"/>
      <text:p text:style-name="P5"><text:span text:style-name="T2">Create</text:span> a function that capitalizes all the letters <text:span text:style-name="T3">by m</text:span><text:span text:style-name="T2">odify</text:span><text:span text:style-name="T3">ing</text:span><text:span text:style-name="T2"> the passed in string.</text:span></text:p>
      <text:p text:style-name="P4"/>
      <text:p text:style-name="P21">(use call by reference)</text:p>
      <text:p text:style-name="P8"/>
      <text:p text:style-name="P22">void capitalize (string&amp; s) {</text:p>
      <text:p text:style-name="P15"><text:span text:style-name="Source_20_Text"><text:span text:style-name="T4"><text:tab/>for(int i = 0; i &lt; s.length(); i++)</text:span></text:span></text:p>
      <text:p text:style-name="P16"><text:bookmark text:name="cb3-211"/><text:span text:style-name="Source_20_Text"><text:span text:style-name="T4"><text:tab/> <text:s/>if ('a' &lt;= </text:span></text:span><text:span text:style-name="Source_20_Text"><text:span text:style-name="T6">s</text:span></text:span><text:span text:style-name="Source_20_Text"><text:span text:style-name="T4">[i] &amp;&amp; </text:span></text:span><text:span text:style-name="Source_20_Text"><text:span text:style-name="T5">s</text:span></text:span><text:span text:style-name="Source_20_Text"><text:span text:style-name="T4">[i] &lt;= 'z')</text:span></text:span></text:p>
      <text:p text:style-name="P16"><text:bookmark text:name="cb3-311"/><text:span text:style-name="Source_20_Text"><text:span text:style-name="T6"><text:tab/> <text:s text:c="3"/></text:span></text:span><text:span text:style-name="Source_20_Text"><text:span text:style-name="T7">s[</text:span></text:span><text:span text:style-name="Source_20_Text"><text:span text:style-name="T6">i] = s[i] - ('a' - 'A');</text:span></text:span></text:p>
      <text:p text:style-name="P22">}</text:p>
      <text:p text:style-name="P4"/>
      <text:p text:style-name="P11"/>
      <text:p text:style-name="P4"/>
      <text:p text:style-name="P4"/>
      <text:p text:style-name="P8"><text:soft-page-break/>Finish the function reverse_me. It should take in a string by reference and modify that string to be its reverse</text:p>
      <text:p text:style-name="P8"/>
      <text:p text:style-name="P25">void reverse_me(string&amp; s) {</text:p>
      <text:p text:style-name="P29"><text:tab/><text:span text:style-name="T3">string tmp = s;</text:span></text:p>
      <text:p text:style-name="P29"><text:tab/><text:span text:style-name="T3">for (int I = s.length() - 1; i&gt;=0; i--){</text:span></text:p>
      <text:p text:style-name="P29"><text:tab/><text:tab/><text:span text:style-name="T3">s[s.length() - i] = tmp[i];</text:span></text:p>
      <text:p text:style-name="P29"><text:tab/><text:span text:style-name="T3">}</text:span></text:p>
      <text:p text:style-name="P29"/>
      <text:p text:style-name="P25"/>
      <text:p text:style-name="P25"/>
      <text:p text:style-name="P25"/>
      <text:p text:style-name="P25">}</text:p>
      <text:p text:style-name="P4"/>
      <text:p text:style-name="P4"/>
      <text:p text:style-name="P4"/>
      <text:p text:style-name="P9">Finish the function <text:span text:style-name="T2">search. It should search through string s for char c and return true if found.</text:span></text:p>
      <text:p text:style-name="P9"/>
      <text:p text:style-name="P26"><text:span text:style-name="T2">bool </text:span>search (string <text:span text:style-name="T2">s, char c) {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4"/>
      <text:p text:style-name="P24"/>
      <text:p text:style-name="P28">}</text:p>
      <text:p text:style-name="P3"/>
      <text:p text:style-name="P3"/>
      <text:p text:style-name="P11">Can you change the above function to search for a word within a string? <text:s/><text:span text:style-name="T3">This is your homework . . . :) </text:span></text:p>
      <text:p text:style-name="P3"/>
      <text:p text:style-name="P3"/>
      <text:p text:style-name="P3"/>
      <text:p text:style-name="P3"/>
      <text:p text:style-name="P3"/>
      <text:p text:style-name="P3"/>
      <text:p text:style-name="P1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8T20:08:35.258026531</meta:creation-date>
    <dc:date>2022-10-12T08:04:00.160612145</dc:date>
    <meta:editing-duration>PT2M56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3" meta:paragraph-count="45" meta:word-count="252" meta:character-count="1359" meta:non-whitespace-character-count="1116"/>
  </office:meta>
</office:document-meta>
</file>